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89346"/>
    </style:style>
    <style:style style:name="P2" style:family="paragraph" style:parent-style-name="Standard">
      <style:text-properties officeooo:rsid="000c7086" officeooo:paragraph-rsid="00189346"/>
    </style:style>
    <style:style style:name="P3" style:family="paragraph" style:parent-style-name="Standard">
      <style:text-properties officeooo:paragraph-rsid="0019ec9e"/>
    </style:style>
    <style:style style:name="P4" style:family="paragraph" style:parent-style-name="Text_20_body">
      <style:paragraph-properties fo:text-align="start" style:justify-single-word="false"/>
      <style:text-properties officeooo:rsid="000c7086" officeooo:paragraph-rsid="00189346"/>
    </style:style>
    <style:style style:name="P5" style:family="paragraph" style:parent-style-name="Heading_20_1">
      <style:paragraph-properties fo:text-align="center" style:justify-single-word="false"/>
      <style:text-properties officeooo:rsid="000c7086" officeooo:paragraph-rsid="00189346"/>
    </style:style>
    <style:style style:name="P6" style:family="paragraph" style:parent-style-name="Heading_20_2">
      <style:paragraph-properties fo:text-align="center" style:justify-single-word="false"/>
      <style:text-properties officeooo:rsid="00189346" officeooo:paragraph-rsid="00189346"/>
    </style:style>
    <style:style style:name="T1" style:family="text">
      <style:text-properties officeooo:rsid="0019e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lkka Lehikoinen</text:p>
      <text:p text:style-name="P2">013787637</text:p>
      <text:p text:style-name="P2"/>
      <text:p text:style-name="P2">Aineopintojenharjoitustyö:</text:p>
      <text:p text:style-name="P2">Tietorakenteet ja algoritmit</text:p>
      <text:p text:style-name="P1"/>
      <text:p text:style-name="P1"/>
      <text:p text:style-name="P1"/>
      <text:h text:style-name="P5" text:outline-level="1">Verkon vahvasti yhtenäiset komponentit</text:h>
      <text:h text:style-name="P6" text:outline-level="2">Käyttöohje</text:h>
      <text:p text:style-name="P4"/>
      <text:p text:style-name="Standard"/>
      <text:p text:style-name="P3"><text:span text:style-name="T1">Ohjelma koostuu neljästä luokasta: VYK, Kosaraju, Tarjan ja PathBased. VYK- luokka suorittaa suorituskykytestausta eri algoritmeille, joilla etsitään verkosta vahvasti yhtenäisiä komponentteja. </text:span></text:p>
      <text:p text:style-name="P3"><text:span text:style-name="T1"/></text:p>
      <text:p text:style-name="P3"><text:span text:style-name="T1">Kukin algoritmi-luokka (Kosaraju, Tarjan ja PathBased), voi toimia itsenäisenä, jos niille antaa syötteenä verkon vierusmatriisimuodossa.</text:span></text:p>
      <text:p text:style-name="P3"><text:span text:style-name="T1"/></text:p>
      <text:p text:style-name="Standard">Käyttöohje</text:p>
      <text:p text:style-name="Standard">Miten ohjelma suoritetaan, miten eri toiminnallisuuksia käytetään</text:p>
      <text:p text:style-name="Standard">Minkä muotoisia syötteitä ohjelma hyväksyy</text:p>
      <text:p text:style-name="Standard">Missä kansiossa on jar ja ajamiseen tarvittavat testitiedosto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6:34</meta:creation-date>
    <dc:date>2013-05-23T10:58:24</dc:date>
    <meta:editing-duration>P0D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2" meta:word-count="69" meta:character-count="638" meta:non-whitespace-character-count="638"/>
  </office:meta>
</office:document-meta>
</file>